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BindMarkersUnitTests.shouldCreateNewBindMarkersWith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edBindMarkersUnitTests.bindValueShouldBindB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edBindMarkersUnitTests.nextShouldIncrementBindMar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edBindMarkersUnitTests.shouldCreateNewBindMar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edBindMarkersUnitTests.bindNullShouldBindB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